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0.8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Sheet1" table:style-name="ta1">
        <table:table-column table:style-name="co1" table:number-columns-repeated="14" table:default-cell-style-name="Default"/>
        <table:table-row table:style-name="ro1">
          <table:table-cell/>
          <table:table-cell office:value-type="string" calcext:value-type="string">
            <text:p>Job Title</text:p>
          </table:table-cell>
          <table:table-cell office:value-type="string" calcext:value-type="string">
            <text:p>Salary Estimate</text:p>
          </table:table-cell>
          <table:table-cell office:value-type="string" calcext:value-type="string">
            <text:p>Job Function</text:p>
          </table:table-cell>
          <table:table-cell office:value-type="string" calcext:value-type="string">
            <text:p>Job Description</text:p>
          </table:table-cell>
          <table:table-cell office:value-type="string" calcext:value-type="string">
            <text:p>Company Name</text:p>
          </table:table-cell>
          <table:table-cell office:value-type="string" calcext:value-type="string">
            <text:p>Rating</text:p>
          </table:table-cell>
          <table:table-cell office:value-type="string" calcext:value-type="string">
            <text:p>Location</text:p>
          </table:table-cell>
          <table:table-cell office:value-type="string" calcext:value-type="string">
            <text:p>Size</text:p>
          </table:table-cell>
          <table:table-cell office:value-type="string" calcext:value-type="string">
            <text:p>Founded</text:p>
          </table:table-cell>
          <table:table-cell office:value-type="string" calcext:value-type="string">
            <text:p>Type of ownership</text:p>
          </table:table-cell>
          <table:table-cell office:value-type="string" calcext:value-type="string">
            <text:p>Industry</text:p>
          </table:table-cell>
          <table:table-cell office:value-type="string" calcext:value-type="string">
            <text:p>Sector</text:p>
          </table:table-cell>
          <table:table-cell office:value-type="string" calcext:value-type="string">
            <text:p>Revenue</text:p>
          </table:table-cell>
        </table:table-row>
        <table:table-row table:style-name="ro1">
          <table:table-cell office:value-type="float" office:value="0" calcext:value-type="float">
            <text:p>0</text:p>
          </table:table-cell>
          <table:table-cell office:value-type="string" calcext:value-type="string">
            <text:p>Senior Data Analyst</text:p>
          </table:table-cell>
          <table:table-cell office:value-type="string" calcext:value-type="string">
            <text:p>$82K - $169K (Glassdoor est.)</text:p>
          </table:table-cell>
          <table:table-cell office:value-type="string" calcext:value-type="string">
            <text:p>Data Analyst</text:p>
          </table:table-cell>
          <table:table-cell office:value-type="string" calcext:value-type="string">
            <text:p>BlueOwl is a separate company in the State Farm® family of companies and the solutions provider for HiRoad Insurance, an InsurTech brand that recognizes and rewards good choices. Operating independently with the backing of the #1 auto insurer in the country, we blend the best aspects of a tech startup and an industry leader. To see what we’ve helped build so far, check out HiRoad.com.</text:p>
            <text:p/>
            <text:p>Our Vision</text:p>
            <text:p/>
            <text:p>At BlueOwl, we envision a world where data driven behavior fuels better lives. We started with the reinvention of insurance and a bold mission to create a data science powered platform that actually helps people become better drivers. We aspire to be the best in the business at identifying low-risk drivers by harnessing the power of data with an innovative technology stack.</text:p>
          </table:table-cell>
          <table:table-cell office:value-type="string" calcext:value-type="string">
            <text:p>Blue Owl</text:p>
          </table:table-cell>
          <table:table-cell office:value-type="float" office:value="4.8" calcext:value-type="float">
            <text:p>4.8</text:p>
          </table:table-cell>
          <table:table-cell office:value-type="string" calcext:value-type="string">
            <text:p>San Francisco, CA</text:p>
          </table:table-cell>
          <table:table-cell office:value-type="string" calcext:value-type="string">
            <text:p>51 to 200 Employees</text:p>
          </table:table-cell>
          <table:table-cell office:value-type="float" office:value="2016" calcext:value-type="float">
            <text:p>2016</text:p>
          </table:table-cell>
          <table:table-cell office:value-type="string" calcext:value-type="string">
            <text:p>Company - Private</text:p>
          </table:table-cell>
          <table:table-cell office:value-type="string" calcext:value-type="string">
            <text:p>Insurance Carriers</text:p>
          </table:table-cell>
          <table:table-cell office:value-type="string" calcext:value-type="string">
            <text:p>Insurance</text:p>
          </table:table-cell>
          <table:table-cell office:value-type="string" calcext:value-type="string">
            <text:p>Unknown / Non-Applicable</text:p>
          </table:table-cell>
        </table:table-row>
        <table:table-row table:style-name="ro1">
          <table:table-cell office:value-type="float" office:value="1" calcext:value-type="float">
            <text:p>1</text:p>
          </table:table-cell>
          <table:table-cell office:value-type="string" calcext:value-type="string">
            <text:p>Data Analyst - YouTube</text:p>
          </table:table-cell>
          <table:table-cell office:value-type="string" calcext:value-type="string">
            <text:p>$66K - $143K (Glassdoor est.)</text:p>
          </table:table-cell>
          <table:table-cell office:value-type="string" calcext:value-type="string">
            <text:p>Data Analyst</text:p>
          </table:table-cell>
          <table:table-cell office:value-type="string" calcext:value-type="string">
            <text:p>YouTube, San Bruno, CA - via Webhelp</text:p>
            <text:p>*About The Job</text:p>
            <text:p>YouTube's user base is growing and changing, which presents unique challenges and opportunities to support over a billion users globally. Fast-paced, dynamic, and proactive, the YouTube Trust and Safety team provides scaled support to keep YouTube safe for the 1+ billion viewers, creators, and advertisers. The team provides scaled, effective reporting for the YT trust and safety operations and driving actionable insights for future investments.</text:p>
            <text:p>*</text:p>
            <text:p>*</text:p>
            <text:p>The Data Analyst will be responsible for driving the integrity and completion to our most important data set: our Trust and Safety workflow data. You have technical aptitude and are able to handle large data sets with facility, but can also patiently work through individual issues. You are comfortable analyzing the key causes of data integrity and duplication issues and driving processes/systems that solve these issues.</text:p>
          </table:table-cell>
          <table:table-cell office:value-type="string" calcext:value-type="string">
            <text:p>Webhelp Americas</text:p>
          </table:table-cell>
          <table:table-cell office:value-type="float" office:value="3.2" calcext:value-type="float">
            <text:p>3.2</text:p>
          </table:table-cell>
          <table:table-cell office:value-type="string" calcext:value-type="string">
            <text:p>San Bruno, CA</text:p>
          </table:table-cell>
          <table:table-cell office:value-type="string" calcext:value-type="string">
            <text:p>10000+ Employees</text:p>
          </table:table-cell>
          <table:table-cell office:value-type="float" office:value="2000" calcext:value-type="float">
            <text:p>2000</text:p>
          </table:table-cell>
          <table:table-cell office:value-type="string" calcext:value-type="string">
            <text:p>Company - Private</text:p>
          </table:table-cell>
          <table:table-cell office:value-type="string" calcext:value-type="string">
            <text:p>Staffing &amp; Outsourcing</text:p>
          </table:table-cell>
          <table:table-cell office:value-type="string" calcext:value-type="string">
            <text:p>Business Services</text:p>
          </table:table-cell>
          <table:table-cell office:value-type="string" calcext:value-type="string">
            <text:p>$500 million to $1 billion (USD)</text:p>
          </table:table-cell>
        </table:table-row>
        <table:table-row table:style-name="ro1">
          <table:table-cell office:value-type="float" office:value="2" calcext:value-type="float">
            <text:p>2</text:p>
          </table:table-cell>
          <table:table-cell office:value-type="string" calcext:value-type="string">
            <text:p>Data Analyst</text:p>
          </table:table-cell>
          <table:table-cell office:value-type="float" office:value="-1" calcext:value-type="float">
            <text:p>-1</text:p>
          </table:table-cell>
          <table:table-cell office:value-type="string" calcext:value-type="string">
            <text:p>Data Analyst</text:p>
          </table:table-cell>
          <table:table-cell office:value-type="string" calcext:value-type="string">
            <text:p>Our tech client needs a Data Analyst to join their team for a 12 month contract, in Santa Clara for 40 hours/week. Potential to extend for the right fit!</text:p>
            <text:p/>
            <text:p>In this role you will work with the digital analytics and optimization team to build and maintain models/dashboards and provide ad-hoc analyses to support digital marketing organization.</text:p>
            <text:p/>
            <text:p>The Data Analyst will be responsible for the following:</text:p>
            <text:p>Build, communicate, and maintain a suite of dashboards, report templates, standardized reports, and native reporting within the Martech stack to track digital acquisition key performance indicators against benchmarks/goals</text:p>
            <text:p>Provide full data reporting and performance analysis support for stakeholders</text:p>
            <text:p>Leverage reporting suite and other analytics tools to support recurring marketing business reviews as well as deep-dive ad-hoc analyses of post-campaign performance to put forward hypotheses and recommendations for future initiatives and programs</text:p>
            <text:p/>
            <text:p>The ideal Data Analyst should possess the following:</text:p>
            <text:p/>
            <text:p>Creative Circle is focused on protecting the health and safety of our candidates, clients, and communities. Details of our job descriptions are always subject to change, e.g., on-site vs off-site. We follow the guidance of the CDC, WHO, CPHA, and government officials. If you have questions about a specific job posting, please contact us. Be well and stay well. - Creative Circle.</text:p>
            <text:p/>
            <text:p>IND123</text:p>
            <text:p/>
            <text:p>Submit resume (and samples if applicable) to: cc213@jobalert.creativecircle.com</text:p>
            <text:p/>
            <text:p/>
            <text:p/>
            <text:p>For Creative Circle to represent candidates for freelance opportunities, applicants must be currently authorized to work in the United States without the need of employer sponsorship for a non-immigrant visa.</text:p>
          </table:table-cell>
          <table:table-cell office:value-type="string" calcext:value-type="string">
            <text:p>Creative Circle</text:p>
          </table:table-cell>
          <table:table-cell office:value-type="float" office:value="3.6" calcext:value-type="float">
            <text:p>3.6</text:p>
          </table:table-cell>
          <table:table-cell office:value-type="string" calcext:value-type="string">
            <text:p>San Francisco, CA</text:p>
          </table:table-cell>
          <table:table-cell office:value-type="string" calcext:value-type="string">
            <text:p>201 to 500 Employees</text:p>
          </table:table-cell>
          <table:table-cell office:value-type="float" office:value="2002" calcext:value-type="float">
            <text:p>2002</text:p>
          </table:table-cell>
          <table:table-cell office:value-type="string" calcext:value-type="string">
            <text:p>Company - Public</text:p>
          </table:table-cell>
          <table:table-cell office:value-type="string" calcext:value-type="string">
            <text:p>Staffing &amp; Outsourcing</text:p>
          </table:table-cell>
          <table:table-cell office:value-type="string" calcext:value-type="string">
            <text:p>Business Services</text:p>
          </table:table-cell>
          <table:table-cell office:value-type="string" calcext:value-type="string">
            <text:p>Unknown / Non-Applicable</text:p>
          </table:table-cell>
        </table:table-row>
        <table:table-row table:style-name="ro1">
          <table:table-cell office:value-type="float" office:value="3" calcext:value-type="float">
            <text:p>3</text:p>
          </table:table-cell>
          <table:table-cell office:value-type="string" calcext:value-type="string">
            <text:p>Data Analyst</text:p>
          </table:table-cell>
          <table:table-cell office:value-type="string" calcext:value-type="string">
            <text:p>$73K - $149K (Glassdoor est.)</text:p>
          </table:table-cell>
          <table:table-cell office:value-type="string" calcext:value-type="string">
            <text:p>Data Analyst</text:p>
          </table:table-cell>
          <table:table-cell office:value-type="string" calcext:value-type="string">
            <text:p>About Us</text:p>
            <text:p/>
            <text:p>Launched in 2011, Twitch is a global community that comes together each day to create multiplayer entertainment: unique, live, unpredictable experiences created by the interactions of millions. We bring the joy of co-op to everything, from casual gaming to world-class esports to anime marathons, music, and art streams. Twitch also hosts TwitchCon, where we bring everyone together to celebrate, learn, and grow their personal interests and passions. We're always live at Twitch. Stay up to date on all things Twitch on LinkedIn , Twitter and on our Blog .</text:p>
            <text:p>About the Role</text:p>
            <text:p/>
            <text:p>Twitch's Viewers Analytics team is looking for a product data analyst. The Viewers team develops customer-facing products that connect viewers and streamers, such as Browse, Search, Notifications, and Recommendations. As part of the Viewers Analytics team, you will improve the quality and velocity of product decisions made in the Viewers team. You will instrument tracking events, gather data, suggest metrics, design AB tests, build dashboards, and produce insights for your product partners. You will report to the Viewers Analytics Lead.</text:p>
            <text:p/>
            <text:p/>
            <text:p>Become a domain expert at the product surface you support, building trust with your product partners.</text:p>
            <text:p/>
            <text:p>Ensure your product, engineering, and design partners understand and use the insights you produce.</text:p>
            <text:p/>
            <text:p>Automate data monitoring requests and frequently-asked questions in dashboards.</text:p>
            <text:p/>
            <text:p>Troubleshoot data quality issues, communicate their impact, and propose solutions or work-arounds.</text:p>
            <text:p/>
            <text:p>Distill complex problems and highlight trade-offs between solutions, with the help of product partners and analyst mentors.</text:p>
            <text:p/>
            <text:p/>
            <text:p>Great SQL skills, so you can quickly tap into our data sources.</text:p>
            <text:p/>
            <text:p>A clear understanding of hypothesis testing, p-values, and bootstrap methods, so you can explain them to product partners unfamiliar with statistics.</text:p>
            <text:p/>
            <text:p>At least 6 months of experience transforming data into insights in a related industry, or equivalent data analytics experience . Internships count!</text:p>
            <text:p/>
            <text:p>Experience using Python data libraries like pandas, numpy, or scipy.</text:p>
            <text:p/>
            <text:p>Bonus Points</text:p>
            <text:p/>
            <text:p>Experience designing and analyzing AB tests in a tech company.</text:p>
            <text:p/>
            <text:p>Product analytics experience with signup funnels, engagement metrics, and retention analysis.</text:p>
            <text:p/>
            <text:p>Python programming experience beyond data or analytics.</text:p>
            <text:p/>
            <text:p>Experience developing Tableau dashboards.</text:p>
            <text:p/>
            <text:p>Familiarity with Git or other version control tools.</text:p>
            <text:p/>
            <text:p>Passion about online communities and games, frequent Twitch user.</text:p>
            <text:p/>
            <text:p>Perks</text:p>
            <text:p/>
            <text:p>Medical, Dental, Vision and Disability Insurance</text:p>
            <text:p/>
            <text:p>401(k) , Maternity and Parental Leave</text:p>
            <text:p/>
            <text:p>Flexible Paid Time Off</text:p>
            <text:p/>
            <text:p>Commuter Benefits</text:p>
            <text:p/>
            <text:p>Amazon Employee Discount</text:p>
            <text:p/>
            <text:p>Monthly Contribution and Discounts for Wellness Related Activities and Programs (e.g., gym memberships, off-site massages)</text:p>
            <text:p/>
            <text:p>Free Breakfast, Lunch, and Dinner, Served Daily</text:p>
            <text:p/>
            <text:p>Free Snacks and Beverages</text:p>
            <text:p/>
            <text:p>Pursuant to the San Francisco Fair Chance Ordinance, we will consider for employment qualified applicants with arrest and conviction records.</text:p>
            <text:p/>
            <text:p>We are an equal opportunity employer and value diversity at Twitch. We do not discriminate on the basis of race, religion, color, national origin, gender, sexual orientation, age, marital status, veteran status, or disability status.</text:p>
          </table:table-cell>
          <table:table-cell office:value-type="string" calcext:value-type="string">
            <text:p>Twitch</text:p>
          </table:table-cell>
          <table:table-cell office:value-type="float" office:value="3.9" calcext:value-type="float">
            <text:p>3.9</text:p>
          </table:table-cell>
          <table:table-cell office:value-type="string" calcext:value-type="string">
            <text:p>San Francisco, CA</text:p>
          </table:table-cell>
          <table:table-cell office:value-type="string" calcext:value-type="string">
            <text:p>1001 to 5000 Employees</text:p>
          </table:table-cell>
          <table:table-cell office:value-type="float" office:value="2011" calcext:value-type="float">
            <text:p>2011</text:p>
          </table:table-cell>
          <table:table-cell office:value-type="string" calcext:value-type="string">
            <text:p>Subsidiary or Business Segment</text:p>
          </table:table-cell>
          <table:table-cell office:value-type="string" calcext:value-type="string">
            <text:p>Internet</text:p>
          </table:table-cell>
          <table:table-cell office:value-type="string" calcext:value-type="string">
            <text:p>Information Technology</text:p>
          </table:table-cell>
          <table:table-cell office:value-type="string" calcext:value-type="string">
            <text:p>Unknown / Non-Applicable</text:p>
          </table:table-cell>
        </table:table-row>
        <table:table-row table:style-name="ro1">
          <table:table-cell office:value-type="float" office:value="4" calcext:value-type="float">
            <text:p>4</text:p>
          </table:table-cell>
          <table:table-cell office:value-type="string" calcext:value-type="string">
            <text:p>Data Analyst</text:p>
          </table:table-cell>
          <table:table-cell office:value-type="string" calcext:value-type="string">
            <text:p>$76K - $146K (Glassdoor est.)</text:p>
          </table:table-cell>
          <table:table-cell office:value-type="string" calcext:value-type="string">
            <text:p>Data Analyst</text:p>
          </table:table-cell>
          <table:table-cell office:value-type="string" calcext:value-type="string">
            <text:p>Engineering &amp; Tech Operations | San Francisco, CA</text:p>
            <text:p/>
            <text:p>If position is eligible for remote employment, it will exclude the following locations: Alaska, Colorado, Hawaii, Iowa, Maine, Mississippi, North Dakota, South Dakota, Vermont, West Virginia and Wyoming.</text:p>
            <text:p/>
            <text:p>Our Agreement with Employees:</text:p>
            <text:p>DocuSign is committed to building trust and making the world more agree-able for our employees, customers and the communities in which we live and work. You can count on us to listen, be honest, and try our best to do what's right, every day. At DocuSign, everything is equal. We each have a responsibility to ensure every team member has an equal opportunity to succeed, to be heard, to exchange ideas openly, to build lasting relationships, and to do the work of their life. Best of all, you will be able to feel deep pride in the work you do, because your contribution helps us make the world better than we found it. And for that, you'll be loved by us, our customers, and the world in which we live.</text:p>
            <text:p/>
            <text:p/>
            <text:p>The Technical Evangelism and Information team within Engineering and Tech Operations, is tasked with creating a best-in-class developer, partner, and admin experience and a thriving, engaged community for the DocuSign Agreement Cloud -- helping technical audiences worldwide create, connect, and automate how organizations prepare, sign, act on, and manage agreements. We also create world-class content and data-driven solutions that communicate the value of DocuSign's Agreement Cloud platform and APIs to developers and technical decision makers and help them understand the potential impact DocuSign can have on their business. This group's focus extends from data stewardship, QA, visualization, dashboard tracking and analysis.</text:p>
            <text:p/>
            <text:p/>
            <text:p>In this role you'll take a hands-on approach and deep dive into the customer journey to analyze and deliver clear, impactful insights that will inform key business decisions. You'll tackle multiple disparate data sets to uncover usage patterns and opportunities to surface key insights at each step of the customer journey.</text:p>
            <text:p/>
            <text:p>This position is an individual contributor and reports to the Sr. Manager of Analytics.</text:p>
            <text:p/>
            <text:p/>
            <text:p/>
            <text:p/>
            <text:p/>
            <text:p>DocuSign® helps organizations connect and automate how they prepare, sign, act on, and manage agreements. As part of the DocuSign Agreement Cloud, DocuSign offers eSignature: the world's #1 way to sign electronically on practically any device, from almost anywhere, at any time. Today, hundreds of thousands of customers and hundreds of millions of users in over 180 countries use DocuSign to accelerate the process of doing business and simplify people's lives. Plus, we save more trees together! And that's a good thing.</text:p>
            <text:p/>
            <text:p>DocuSign is an Equal Opportunity Employer. DocuSign is committed to building a diverse team of talented individuals who bring different perspectives to the business and who feel a sense of inclusion and belonging when they join our team. Individuals seeking employment at DocuSign are considered without regards to race, ethnicity, color, age, sex, religion, national origin, ancestry, pregnancy, sexual orientation, gender identity, gender expression, genetic information, physical or mental disability, registered domestic partner status, caregiver status, marital status, veteran or military status, citizenship status, or any other legally protected category.</text:p>
            <text:p/>
            <text:p>#LI-DS1</text:p>
          </table:table-cell>
          <table:table-cell office:value-type="string" calcext:value-type="string">
            <text:p>DocuSign</text:p>
          </table:table-cell>
          <table:table-cell office:value-type="float" office:value="4.6" calcext:value-type="float">
            <text:p>4.6</text:p>
          </table:table-cell>
          <table:table-cell office:value-type="string" calcext:value-type="string">
            <text:p>San Francisco, CA</text:p>
          </table:table-cell>
          <table:table-cell office:value-type="string" calcext:value-type="string">
            <text:p>5001 to 10000 Employees</text:p>
          </table:table-cell>
          <table:table-cell office:value-type="float" office:value="2003" calcext:value-type="float">
            <text:p>2003</text:p>
          </table:table-cell>
          <table:table-cell office:value-type="string" calcext:value-type="string">
            <text:p>Company - Public</text:p>
          </table:table-cell>
          <table:table-cell office:value-type="string" calcext:value-type="string">
            <text:p>Computer Hardware &amp; Software</text:p>
          </table:table-cell>
          <table:table-cell office:value-type="string" calcext:value-type="string">
            <text:p>Information Technology</text:p>
          </table:table-cell>
          <table:table-cell office:value-type="string" calcext:value-type="string">
            <text:p>$1 to $2 billion (USD)</text:p>
          </table:table-cell>
        </table:table-row>
        <table:table-row table:style-name="ro1">
          <table:table-cell office:value-type="float" office:value="5" calcext:value-type="float">
            <text:p>5</text:p>
          </table:table-cell>
          <table:table-cell office:value-type="string" calcext:value-type="string">
            <text:p>Data Analyst Intern</text:p>
          </table:table-cell>
          <table:table-cell office:value-type="float" office:value="-1" calcext:value-type="float">
            <text:p>-1</text:p>
          </table:table-cell>
          <table:table-cell office:value-type="string" calcext:value-type="string">
            <text:p>Data Analyst</text:p>
          </table:table-cell>
          <table:table-cell office:value-type="string" calcext:value-type="string">
            <text:p>At Lacework, we strive to provide a supportive, collaborative environment where people are empowered to do the best work of their careers.</text:p>
            <text:p/>
            <text:p>Our team members enjoy solving complex problems, big sky thinking, and obsess over getting the details right—all while building bonds of teamwork and friendships that last a lifetime. We love what we do and are proud of our work to secure clouds and container environments for thousands of users worldwide.</text:p>
            <text:p/>
            <text:p>Cloud computing is revolutionizing IT and forcing organizations to rethink their approach to cloud security. Lacework is at the forefront of this transformation. We enable security teams to effectively secure public and private clouds – AWS, GCP, Azure or collocations – by eliminating repetitive, manual and labor-intensive security tasks. Using Lacework, security teams operate security at the same pace as DevOps, which relies on automated tools to publish daily updates to the cloud.</text:p>
            <text:p/>
            <text:p>Lacework is led by an experienced team who have built large scale systems at AWS, Google, Paraccel (Amazon Redshift), Oracle, Pure Storage, AppDynamics, Chef, and Juniper networks. Lacework is very well funded by tier-one venture firms and is based in San Jose, CA.</text:p>
            <text:p>WHY LACEWORK NEEDS YOU</text:p>
            <text:p/>
            <text:p>Our Product Operations team is growing, and we are looking for a Data Analyst Intern who is enthusiastic about data analysis and product analytics.</text:p>
            <text:p/>
            <text:p/>
            <text:p>Analyze and report on product usage metrics</text:p>
            <text:p>Measure adoption and evaluate the success of new features</text:p>
            <text:p>Extract data from a variety of sources to look at trends, patterns, and identify any issues</text:p>
            <text:p>Develop strategies for driving feature adoption</text:p>
            <text:p>Scale processes to help the product and engineering teams accomplish goals more efficiently</text:p>
            <text:p>Collaborate with internal teams at Lacework to democratize product usage insights</text:p>
            <text:p>Work on other exciting projects that come up along the way!</text:p>
            <text:p/>
            <text:p/>
            <text:p>Self starter with proven record of accomplishment</text:p>
            <text:p>Strong written, verbal communication, and presentation skills</text:p>
            <text:p>Junior, or Senior at accredited university, ideally studying in a technical field (CS, Math, Analytics, MIS)</text:p>
            <text:p>Programming and/or scripting experience</text:p>
            <text:p>Experience with understanding and writing SQL</text:p>
            <text:p>Excellent problem solver</text:p>
            <text:p>Willingness to learn and tackle new challenges</text:p>
            <text:p>Strong proficiency with Microsoft Excel</text:p>
            <text:p>Experience with BI tools like Tableau, Sigma, Looker, etc</text:p>
            <text:p>Experience with data modeling and data visualization</text:p>
            <text:p/>
            <text:p>Lacework is an Equal Opportunity Employer. It is the policy of Lacework to provide equal employment opportunity to all persons, regardless of age, race, religion, color, national origin, sex, political affiliations, marital status, non-disqualifying physical or mental disability, age, sexual orientation, membership, or non-membership in an employee organization, or on the basis of personal favoritism or other non-merit factors, except where otherwise provided by law</text:p>
          </table:table-cell>
          <table:table-cell office:value-type="string" calcext:value-type="string">
            <text:p>Lacework</text:p>
          </table:table-cell>
          <table:table-cell office:value-type="float" office:value="3.7" calcext:value-type="float">
            <text:p>3.7</text:p>
          </table:table-cell>
          <table:table-cell office:value-type="string" calcext:value-type="string">
            <text:p>San Francisco, CA</text:p>
          </table:table-cell>
          <table:table-cell office:value-type="string" calcext:value-type="string">
            <text:p>51 to 200 Employees</text:p>
          </table:table-cell>
          <table:table-cell office:value-type="float" office:value="2015" calcext:value-type="float">
            <text:p>2015</text:p>
          </table:table-cell>
          <table:table-cell office:value-type="string" calcext:value-type="string">
            <text:p>Company - Private</text:p>
          </table:table-cell>
          <table:table-cell office:value-type="string" calcext:value-type="string">
            <text:p>Enterprise Software &amp; Network Solutions</text:p>
          </table:table-cell>
          <table:table-cell office:value-type="string" calcext:value-type="string">
            <text:p>Information Technology</text:p>
          </table:table-cell>
          <table:table-cell office:value-type="string" calcext:value-type="string">
            <text:p>$1 to $5 million (USD)</text:p>
          </table:table-cell>
        </table:table-row>
        <table:table-row table:style-name="ro1">
          <table:table-cell office:value-type="float" office:value="6" calcext:value-type="float">
            <text:p>6</text:p>
          </table:table-cell>
          <table:table-cell office:value-type="string" calcext:value-type="string">
            <text:p>Health Data Analyst</text:p>
          </table:table-cell>
          <table:table-cell office:value-type="string" calcext:value-type="string">
            <text:p>$51K - $123K (Glassdoor est.)</text:p>
          </table:table-cell>
          <table:table-cell office:value-type="string" calcext:value-type="string">
            <text:p>Data Analyst</text:p>
          </table:table-cell>
          <table:table-cell office:value-type="string" calcext:value-type="string">
            <text:p>At Nuna, our mission is to make high-quality healthcare affordable and accessible for everyone. We are dedicated to tackling one of our nation's biggest problems with ingenuity, creativity, and a keen moral compass.</text:p>
            <text:p/>
            <text:p>Nuna is committed to simple principles: a rigorous understanding of data, modern technology, and most importantly, compassion and care for our fellow human. We want to know what really works, what doesn't—and why.</text:p>
            <text:p/>
            <text:p>Nuna partners with healthcare payers, including government agencies and health plans, to turn data into learnings and information into meaning. YOUR TEAM</text:p>
            <text:p/>
            <text:p>Nuna's products are built to help deliver value-based care, at scale, across the United States healthcare system. Value-based healthcare is a delivery model where providers are paid based on patient health outcomes, instead of traditional fee for service arrangements, driving delivery of higher quality care for patients at lower cost. Today, value-based care is incredibly difficult to operationalize so we're making it easier with products that enable automated, accurate, and transparent operation of value-based payments.</text:p>
            <text:p>YOUR IMPACT</text:p>
            <text:p/>
            <text:p>Nuna's Data Solutions team offers an incredible opportunity to work with the world's largest payers (Blues, CMS, States) to capture their methodologies and requirements, build and configure their model logic, and validate the accuracy of our product to ensure that providers feel they are being fairly measured which will be integral in ensuring that patients are properly cared for.</text:p>
            <text:p/>
            <text:p>In this role you'll work cross functionally with engineers, product managers and customer liaisons to expand, adapt and configure Nuna's data products towards the delivery of accurate and scalable value-based payment solutions. You will also help Nuna's product and engineering teams understand clients' needs and pain points in order to inform and drive product roadmaps.</text:p>
            <text:p>YOUR OPPORTUNITIES</text:p>
            <text:p/>
            <text:p>Identify and understand client's needs and pain points in operationalizing value based payment arrangements. Translate them into tactical recommendations to support scoping and prioritization of development work.</text:p>
            <text:p>Solicit, interpret, and document client business requirements and value based payment methodologies.</text:p>
            <text:p>Collaborate with product, client management, engineering teams and the client to verify and validate Nuna's implementation.</text:p>
            <text:p>Collaborate with Product Managers, Engineering, and Design to identify and design new ways to extend Nuna's products to better serve customer needs.</text:p>
            <text:p/>
            <text:p>YOU BRING</text:p>
            <text:p/>
            <text:p>Bachelor's degree or above in quantitative or engineering fields (Statistics, Economics, Mathematics, Health/Medical Informatics, Computer Science, or similar)</text:p>
            <text:p>3+ years of experience working with healthcare data paired with a passion to connect with, understand, and shape the healthcare industry.</text:p>
            <text:p>Strong verbal and written communication skills.</text:p>
            <text:p>Keen attention to detail</text:p>
            <text:p>Deadline driven</text:p>
            <text:p>Proficiency in SQL</text:p>
            <text:p/>
            <text:p>BONUSES</text:p>
            <text:p/>
            <text:p>Experience with value-driven payment arrangements, healthcare financial models or provider quality measurement strategies.</text:p>
            <text:p>Experience working with healthcare plans or providers.</text:p>
            <text:p>Client-facing experience</text:p>
            <text:p>Experience with programming languages such as Python or equivalent</text:p>
            <text:p>Experience with Enterprise Software Deployment</text:p>
            <text:p/>
            <text:p>Nuna is an Equal Employment Opportunity employer. All qualified applicants will receive consideration for employment without regard to race, color, religion, sex, national origin, age, disability, genetics and/or veteran status.</text:p>
          </table:table-cell>
          <table:table-cell office:value-type="string" calcext:value-type="string">
            <text:p>Nuna</text:p>
          </table:table-cell>
          <table:table-cell office:value-type="float" office:value="4" calcext:value-type="float">
            <text:p>4</text:p>
          </table:table-cell>
          <table:table-cell office:value-type="string" calcext:value-type="string">
            <text:p>San Francisco, CA</text:p>
          </table:table-cell>
          <table:table-cell office:value-type="string" calcext:value-type="string">
            <text:p>51 to 200 Employees</text:p>
          </table:table-cell>
          <table:table-cell office:value-type="float" office:value="2010" calcext:value-type="float">
            <text:p>2010</text:p>
          </table:table-cell>
          <table:table-cell office:value-type="string" calcext:value-type="string">
            <text:p>Company - Private</text:p>
          </table:table-cell>
          <table:table-cell office:value-type="string" calcext:value-type="string">
            <text:p>Enterprise Software &amp; Network Solutions</text:p>
          </table:table-cell>
          <table:table-cell office:value-type="string" calcext:value-type="string">
            <text:p>Information Technology</text:p>
          </table:table-cell>
          <table:table-cell office:value-type="string" calcext:value-type="string">
            <text:p>Unknown / Non-Applicable</text:p>
          </table:table-cell>
        </table:table-row>
        <table:table-row table:style-name="ro1">
          <table:table-cell office:value-type="float" office:value="7" calcext:value-type="float">
            <text:p>7</text:p>
          </table:table-cell>
          <table:table-cell office:value-type="string" calcext:value-type="string">
            <text:p>Data Analyst</text:p>
          </table:table-cell>
          <table:table-cell office:value-type="string" calcext:value-type="string">
            <text:p>$69K - $140K (Glassdoor est.)</text:p>
          </table:table-cell>
          <table:table-cell office:value-type="string" calcext:value-type="string">
            <text:p>Data Analyst</text:p>
          </table:table-cell>
          <table:table-cell office:value-type="string" calcext:value-type="string">
            <text:p>You Have:</text:p>
            <text:p>Great SQL skills, so you can quickly tap into our data sources.</text:p>
            <text:p>A clear understanding of hypothesis testing, p-values, and bootstrap methods, so you can explain them to product partners unfamiliar with statistics.</text:p>
            <text:p>At least 6 months of experience transforming data into insights in a related industry, or equivalent data analytics experience. Internships count!</text:p>
            <text:p>Experience using Python data libraries like pandas, numpy, or scipy.</text:p>
            <text:p>About Us:</text:p>
            <text:p>Launched in 2011, Twitch is a global community that comes together each day to create multiplayer entertainment: unique, live, unpredictable experiences created by the interactions of millions. We bring the joy of co-op to everything, from casual gaming to world-class esports to anime marathons, music, and art streams. Twitch also hosts TwitchCon, where we bring everyone together to celebrate, learn, and grow their personal interests and passions. We're always live at Twitch. Stay up to date on all things Twitch on Linkedin, Twitter and on our Blog.</text:p>
            <text:p/>
            <text:p/>
            <text:p>Twitch's Viewers Analytics team is looking for a product data analyst. The Viewers team develops customer-facing products that connect viewers and streamers, such as Browse, Search, Notifications, and Recommendations. As part of the Viewers Analytics team, you will improve the quality and velocity of product decisions made in the Viewers team. You will instrument tracking events, gather data, suggest metrics, design AB tests, build dashboards, and produce insights for your product partners. You will report to the Viewers Analytics Lead.</text:p>
            <text:p/>
            <text:p/>
            <text:p/>
            <text:p/>
            <text:p>Pursuant to the San Francisco Fair Chance Ordinance, we will consider for employment qualified applicants with arrest and conviction records.</text:p>
            <text:p>We are an equal opportunity employer and value diversity at Twitch. We do not discriminate on the basis of race, religion, color, national origin, gender, sexual orientation, age, marital status, veteran status, or disability status.</text:p>
          </table:table-cell>
          <table:table-cell office:value-type="string" calcext:value-type="string">
            <text:p>Twitch Interactive, Inc.</text:p>
          </table:table-cell>
          <table:table-cell office:value-type="float" office:value="3.8" calcext:value-type="float">
            <text:p>3.8</text:p>
          </table:table-cell>
          <table:table-cell office:value-type="string" calcext:value-type="string">
            <text:p>San Francisco, CA</text:p>
          </table:table-cell>
          <table:table-cell office:value-type="string" calcext:value-type="string">
            <text:p>10000+ Employees</text:p>
          </table:table-cell>
          <table:table-cell office:value-type="float" office:value="1994" calcext:value-type="float">
            <text:p>1994</text:p>
          </table:table-cell>
          <table:table-cell office:value-type="string" calcext:value-type="string">
            <text:p>Company - Public</text:p>
          </table:table-cell>
          <table:table-cell office:value-type="string" calcext:value-type="string">
            <text:p>Internet</text:p>
          </table:table-cell>
          <table:table-cell office:value-type="string" calcext:value-type="string">
            <text:p>Information Technology</text:p>
          </table:table-cell>
          <table:table-cell office:value-type="string" calcext:value-type="string">
            <text:p>$10+ billion (USD)</text:p>
          </table:table-cell>
        </table:table-row>
        <table:table-row table:style-name="ro1">
          <table:table-cell office:value-type="float" office:value="8" calcext:value-type="float">
            <text:p>8</text:p>
          </table:table-cell>
          <table:table-cell office:value-type="string" calcext:value-type="string">
            <text:p>Data Analyst</text:p>
          </table:table-cell>
          <table:table-cell office:value-type="string" calcext:value-type="string">
            <text:p>$72K - $138K (Glassdoor est.)</text:p>
          </table:table-cell>
          <table:table-cell office:value-type="string" calcext:value-type="string">
            <text:p>Data Analyst</text:p>
          </table:table-cell>
          <table:table-cell office:value-type="string" calcext:value-type="string">
            <text:p>Data Strategist</text:p>
            <text:p/>
            <text:p>The Data Team at Babylist powers data-driven decision making through all aspects of the company’s business. We are not a service team. We are a product function with a strong focus on 3 core aspects of data -- engineering, analysis and data science. We are looking for a Data Analyst to join our small and growing team.</text:p>
            <text:p/>
            <text:p>The Data Analyst will work directly with stakeholders across Marketing, Product, Engineering and Operations to both help us understand the health of the existing business but more importantly, to identify new opportunities for growth. This is an excellent opportunity for someone who wants to have a deep business impact while honing their craft as an analytics professional.</text:p>
            <text:p/>
            <text:p>What You'll Do</text:p>
            <text:p/>
            <text:p>Design and develop core data team products (e.g. dashboards, reports, analyses)</text:p>
            <text:p/>
            <text:p>Work directly with stakeholders to translate questions and hypotheses into structured analysis</text:p>
            <text:p/>
            <text:p>Effectively present and communicate analytics findings across the company</text:p>
            <text:p/>
            <text:p>What You've Done</text:p>
            <text:p/>
            <text:p>Bachelors or masters degree with a strong quantitative focus</text:p>
            <text:p/>
            <text:p>experiment design, multivariate analysis</text:p>
            <text:p/>
            <text:p>ability to work with large datasets and advanced queries</text:p>
            <text:p/>
            <text:p>Experience with a scripting language like Python</text:p>
            <text:p/>
            <text:p>Superb problem synthesis and communication skills</text:p>
            <text:p/>
            <text:p>Periscope or other BI platforms, Excel, Jupyter Notebook</text:p>
            <text:p/>
            <text:p>Understanding of data warehousing and relational data modeling fundamentals</text:p>
            <text:p/>
            <text:p>An impact oriented mindset; Demonstrated ability to ask the right questions, prioritize work and manage stakeholder expectations</text:p>
            <text:p/>
            <text:p>Keen attention to detail and data integrity</text:p>
            <text:p/>
            <text:p>You are flexible and can adapt to changing priorities. You are able to find efficiencies and improvements to make existing processes more successful.</text:p>
            <text:p/>
            <text:p>You take pride in your work, follow through to completion, and care about delivering high levels of accuracy.</text:p>
            <text:p/>
            <text:p>You have strong communication skills and can work effectively with the entire team including product, design, editorial, customer service, and logistics.</text:p>
            <text:p/>
            <text:p>You’re a team player with an ability to work collaboratively</text:p>
            <text:p/>
            <text:p>You have a passion for start-ups and e-commerce. You can be scrappy and are comfortable wearing many hats.</text:p>
            <text:p/>
            <text:p>About Babylist</text:p>
            <text:p/>
            <text:p>At Babylist, we help expecting parents get exactly what they need for the arrival of their new baby. Founded in 2011, Babylist is a popular baby registry in the US. We serve millions of families every year to help them make the journey to parenthood less overwhelming and more fun. Families can add any item from any store, including products Babylist directly sells, to their registry, alongside meaningful gifts like babysitting and meals they can’t buy in stores. We have built a trust with parents all throughout the U.S. as their go to partner in planning for their new baby. Each month, millions of gifts are given from the platform by 700k+ loved ones.</text:p>
            <text:p/>
            <text:p>The baby retail market is underserved and Babylist is well positioned to be the single iconic and trusted brand that helps new families through this monumental life stage. In the US alone, 4 million babies are born every year and we have over 1.5 million new families signing up to create a baby registry yearly. And with robust data analytics and business insights behind our core registry product, Babylist has seen 100% growth over the past 4 years. We have sustained profitability and are ready to grow the business.</text:p>
            <text:p/>
            <text:p>Babylist’s headquarters are in Oakland, CA.</text:p>
            <text:p/>
            <text:p/>
            <text:p>We have a real impact on people’s lives</text:p>
            <text:p/>
            <text:p>We're passionate about our users and we genuinely appreciate them</text:p>
            <text:p/>
            <text:p>We work at a sustainable pace for long-term success (yes, we’re profitable)</text:p>
            <text:p/>
            <text:p>We are growing and have meaningful opportunities for career advancement</text:p>
            <text:p/>
            <text:p>We’re a best-in-class technology and data-driven business</text:p>
            <text:p/>
            <text:p>We believe in autonomy and reward taking initiative</text:p>
            <text:p/>
            <text:p>We have smart, experienced leadership that is always open to new ideas</text:p>
            <text:p/>
            <text:p/>
            <text:p>Competitive pay</text:p>
            <text:p/>
            <text:p>401(k), FSA plans and disability insurance</text:p>
            <text:p/>
            <text:p>Flexible, fully paid parental leave policy</text:p>
            <text:p/>
            <text:p>We work at a sustainable pace. In general we don’t work late or on weekends and most employees WFH every Wednesday</text:p>
            <text:p/>
            <text:p>If your experience is close to what we’re looking for, please consider applying. Experience comes in many forms – skills are transferable, and passion goes a long way. We know that diversity makes for the best problem-solving and creative thinking, which is why we’re dedicated to adding new perspectives to the team and encourage everyone to apply.</text:p>
          </table:table-cell>
          <table:table-cell office:value-type="string" calcext:value-type="string">
            <text:p>Babylist</text:p>
          </table:table-cell>
          <table:table-cell office:value-type="float" office:value="4.3" calcext:value-type="float">
            <text:p>4.3</text:p>
          </table:table-cell>
          <table:table-cell office:value-type="string" calcext:value-type="string">
            <text:p>Oakland, CA</text:p>
          </table:table-cell>
          <table:table-cell office:value-type="string" calcext:value-type="string">
            <text:p>51 to 200 Employees</text:p>
          </table:table-cell>
          <table:table-cell office:value-type="float" office:value="2011" calcext:value-type="float">
            <text:p>2011</text:p>
          </table:table-cell>
          <table:table-cell office:value-type="string" calcext:value-type="string">
            <text:p>Company - Private</text:p>
          </table:table-cell>
          <table:table-cell office:value-type="string" calcext:value-type="string">
            <text:p>Other Retail Stores</text:p>
          </table:table-cell>
          <table:table-cell office:value-type="string" calcext:value-type="string">
            <text:p>Retail</text:p>
          </table:table-cell>
          <table:table-cell office:value-type="string" calcext:value-type="string">
            <text:p>Unknown / Non-Applicable</text:p>
          </table:table-cell>
        </table:table-row>
        <table:table-row table:style-name="ro1">
          <table:table-cell office:value-type="float" office:value="9" calcext:value-type="float">
            <text:p>9</text:p>
          </table:table-cell>
          <table:table-cell office:value-type="string" calcext:value-type="string">
            <text:p>Data Analyst, People Analytics</text:p>
          </table:table-cell>
          <table:table-cell office:value-type="string" calcext:value-type="string">
            <text:p>$88K - $181K (Glassdoor est.)</text:p>
          </table:table-cell>
          <table:table-cell office:value-type="string" calcext:value-type="string">
            <text:p>Data Analyst</text:p>
          </table:table-cell>
          <table:table-cell office:value-type="string" calcext:value-type="string">
            <text:p>The Data Analyst, People Analytics at Facebook strives to deliver useful and accurate reporting data and analytical insights to create People-related strategies and narratives across the business. This role will work closely with Analytics Business Partners and various cross-functional partners across D&amp;I, Attrition, Employee Lifecycle, and Data/Engineering stakeholders to effectively organize and distill data, ask appropriate questions to understand hypotheses and requests, and visualize and present data in compelling charts and presentations that go to an executive audience. The prospective candidate will be curious and inquisitive, have strong critical thinking and analytical skills, will thrive managing concurrent projects while working with a global team to drive outcomes and will enjoy informing and influencing stakeholders with data and insights.</text:p>
            <text:p>Respond to data and dashboarding requests related to people data with minimal guidance in partnership with Analytics Business Partners.</text:p>
            <text:p>Handle ad hoc reporting and analytics requests, while addressing Stakeholder long-term needs and driving insights for HR Partners and Executives using existing dashboard, HRIS data, and leveraging our people data ecosystem.</text:p>
          </table:table-cell>
          <table:table-cell office:value-type="string" calcext:value-type="string">
            <text:p>Facebook</text:p>
          </table:table-cell>
          <table:table-cell office:value-type="float" office:value="4.3" calcext:value-type="float">
            <text:p>4.3</text:p>
          </table:table-cell>
          <table:table-cell office:value-type="string" calcext:value-type="string">
            <text:p>San Francisco, CA</text:p>
          </table:table-cell>
          <table:table-cell office:value-type="string" calcext:value-type="string">
            <text:p>10000+ Employees</text:p>
          </table:table-cell>
          <table:table-cell office:value-type="float" office:value="2004" calcext:value-type="float">
            <text:p>2004</text:p>
          </table:table-cell>
          <table:table-cell office:value-type="string" calcext:value-type="string">
            <text:p>Company - Public</text:p>
          </table:table-cell>
          <table:table-cell office:value-type="string" calcext:value-type="string">
            <text:p>Internet</text:p>
          </table:table-cell>
          <table:table-cell office:value-type="string" calcext:value-type="string">
            <text:p>Information Technology</text:p>
          </table:table-cell>
          <table:table-cell office:value-type="string" calcext:value-type="string">
            <text:p>$10+ billion (USD)</text:p>
          </table:table-cell>
        </table:table-row>
        <table:table-row table:style-name="ro1">
          <table:table-cell office:value-type="float" office:value="10" calcext:value-type="float">
            <text:p>10</text:p>
          </table:table-cell>
          <table:table-cell office:value-type="string" calcext:value-type="string">
            <text:p>Data Analyst - Creator</text:p>
          </table:table-cell>
          <table:table-cell office:value-type="string" calcext:value-type="string">
            <text:p>$63K - $116K (Glassdoor est.)</text:p>
          </table:table-cell>
          <table:table-cell office:value-type="string" calcext:value-type="string">
            <text:p>Data Analyst</text:p>
          </table:table-cell>
          <table:table-cell office:value-type="string" calcext:value-type="string">
            <text:p>About Us</text:p>
            <text:p/>
            <text:p>Launched in 2011, Twitch is a global community that comes together each day to create multiplayer entertainment: unique, live, unpredictable experiences created by the interactions of millions. We bring the joy of co-op to everything, from casual gaming to world-class esports to anime marathons, music, and art streams. Twitch also hosts TwitchCon, where we bring everyone together to celebrate, learn, and grow their personal interests and passions. We're always live at Twitch. Stay up to date on all things Twitch on LinkedIn , Twitter and on our Blog .</text:p>
            <text:p>About the Role</text:p>
            <text:p/>
            <text:p>Data is central to Twitch's decision-making process, and analysts are a critical component to evangelize data-driven decision-making in all of our operations. As an analyst at Twitch, you will be on the ground floor with your team, shaping the way product performance is measured, defining what questions should be asked, and scaling analytics methods and tools to support our growing business, leading the way for high-quality, high velocity decisions for your team.</text:p>
            <text:p/>
            <text:p>For this role, we're looking for an experienced product analyst who will help develop the strategy and evaluate/improve product initiatives within our Creator product team. You will be responsible to define and track KPIs , design experiments, evaluate A/B tests, implement data instrumentation, and inform on investment. Our ideal candidate is a "full-stack" data powerhouse who uses data to drive decision making to make the best products for our creators and their communities. Your input will be core to decision making across all major product strategies and initiatives that our team builds. You will work closely with product managers, technical program managers, engineering, data analysts, and organization leadership within and outside of the Creator organization. You will report to the Head of Creator Products.</text:p>
            <text:p/>
            <text:p/>
            <text:p>Inform product strategies by defining and updating core metrics for each initiative</text:p>
            <text:p/>
            <text:p>ad-hoc analysis, automated dashboards, and self-service reporting tools to surface key data to stakeholders</text:p>
            <text:p/>
            <text:p>Evaluate and forecast impact of product features on creators, viewers, and the entire Twitch ecosystem</text:p>
            <text:p/>
            <text:p>Design A/B experiments to drive product direction with iterative innovation and measurement</text:p>
            <text:p/>
            <text:p>Drive the team's analysis roadmap and prioritize the most valuable projects</text:p>
            <text:p/>
            <text:p>Dive deep into the data to understand how creator and viewer behaviors change with the evolution of our product</text:p>
            <text:p/>
            <text:p>Act as our team's thought leader on best practices and move towards long-term vision of sustainable and thriving data processes</text:p>
            <text:p/>
            <text:p>Own data collection and product instrumentation implementation and quality assurance</text:p>
            <text:p/>
            <text:p>Work hand-in-hand with business, product, engineering, and design to proactively influence and inform teammates' decisions throughout the product lifecycle</text:p>
            <text:p/>
            <text:p/>
            <text:p>3+ years of domain experience in a mobile or consumer internet business, or in a high-velocity, high-growth product or team</text:p>
            <text:p/>
            <text:p>Expert fluency in SQL-based data manipulation</text:p>
            <text:p/>
            <text:p>Experience building aggregates and optimizing data workstreams</text:p>
            <text:p/>
            <text:p>Experience designing and assessing impact of A/B experiments in a fast-paced product development cycle</text:p>
            <text:p/>
            <text:p>High level of comfort creating dashboards in Tableau or comparable software</text:p>
            <text:p/>
            <text:p>Independence in determining and establishing data analysis priorities to balance ongoing projects with requests from multiple stakeholders</text:p>
            <text:p/>
            <text:p>An impact-oriented, customer-centric approach to data analysis</text:p>
            <text:p/>
            <text:p>Bonus Points</text:p>
            <text:p/>
            <text:p>Technical background and programming experience–especially R or Python</text:p>
            <text:p/>
            <text:p>Familiarity with machine learning techniques</text:p>
            <text:p/>
            <text:p>Experience building data products</text:p>
            <text:p/>
            <text:p>Passion about online communities, games, and Twitch</text:p>
            <text:p/>
            <text:p>Perks</text:p>
            <text:p/>
            <text:p>Medical, Dental, Vision &amp; Disability Insurance</text:p>
            <text:p/>
            <text:p>401(k) , Maternity &amp; Parental Leave</text:p>
            <text:p/>
            <text:p>Flexible PTO</text:p>
            <text:p/>
            <text:p>Commuter Benefits</text:p>
            <text:p/>
            <text:p>Amazon Employee Discount</text:p>
            <text:p/>
            <text:p>Monthly Contribution &amp; Discounts for Wellness Related Activities &amp; Programs (e.g., gym memberships, off-site massages , etc. ),</text:p>
            <text:p/>
            <text:p>Breakfast, Lunch &amp; Dinner Served Daily</text:p>
            <text:p/>
            <text:p>Free Snacks &amp; Beverages</text:p>
            <text:p/>
            <text:p>Pursuant to the San Francisco Fair Chance Ordinance, we will consider for employment qualified applicants with arrest and conviction records.</text:p>
            <text:p/>
            <text:p>We are an equal opportunity employer and value diversity at Twitch. We do not discriminate on the basis of race, religion, color, national origin, gender, sexual orientation, age, marital status, veteran status, or disability status.</text:p>
          </table:table-cell>
          <table:table-cell office:value-type="string" calcext:value-type="string">
            <text:p>Twitch</text:p>
          </table:table-cell>
          <table:table-cell office:value-type="float" office:value="3.9" calcext:value-type="float">
            <text:p>3.9</text:p>
          </table:table-cell>
          <table:table-cell office:value-type="string" calcext:value-type="string">
            <text:p>San Francisco, CA</text:p>
          </table:table-cell>
          <table:table-cell office:value-type="string" calcext:value-type="string">
            <text:p>1001 to 5000 Employees</text:p>
          </table:table-cell>
          <table:table-cell office:value-type="float" office:value="2011" calcext:value-type="float">
            <text:p>2011</text:p>
          </table:table-cell>
          <table:table-cell office:value-type="string" calcext:value-type="string">
            <text:p>Subsidiary or Business Segment</text:p>
          </table:table-cell>
          <table:table-cell office:value-type="string" calcext:value-type="string">
            <text:p>Internet</text:p>
          </table:table-cell>
          <table:table-cell office:value-type="string" calcext:value-type="string">
            <text:p>Information Technology</text:p>
          </table:table-cell>
          <table:table-cell office:value-type="string" calcext:value-type="string">
            <text:p>Unknown / Non-Applicable</text:p>
          </table:table-cell>
        </table:table-row>
        <table:table-row table:style-name="ro1">
          <table:table-cell office:value-type="float" office:value="11" calcext:value-type="float">
            <text:p>11</text:p>
          </table:table-cell>
          <table:table-cell office:value-type="string" calcext:value-type="string">
            <text:p>Data Analyst, Life Sciences (Remote)</text:p>
          </table:table-cell>
          <table:table-cell office:value-type="string" calcext:value-type="string">
            <text:p>$58K - $121K (Glassdoor est.)</text:p>
          </table:table-cell>
          <table:table-cell office:value-type="string" calcext:value-type="string">
            <text:p>Data Analyst</text:p>
          </table:table-cell>
          <table:table-cell office:value-type="string" calcext:value-type="string">
            <text:p>At AllStripes, we are dedicated to unlocking new treatments for people affected by rare disease. There are 7,000 rare diseases affecting 1 in 10 people globally, yet less than 5% of conditions have an FDA-approved therapy. The rare disease drug R&amp;D market is growing at an unprecedented rate, making up over 50% of all novel drugs approved by the FDA in the last year. AllStripes’ two-sided consumer-facing and enterprise software platform serves 1) rare disease patients by showing them their own impact on drug development and 2) life sciences customers by sharing critical disease insights not available anywhere else.</text:p>
            <text:p/>
            <text:p>Everyone at AllStripes is driven by a deep commitment to our mission, a passion for problem solving, and an openness to vulnerability. We regard our culture as one of the products we offer. As a team, we practice conscious leadership, where we are committed to supporting each other to be curious, open, and playful in order to build a connected, creative, and energetic work culture (for more information, visit conscious.is).</text:p>
            <text:p/>
            <text:p>We are looking for a Data Analyst to join our team. You will have the opportunity to work on a diverse set of initiatives led by the AllStripes research team in collaboration with our commercial, product, and abstraction teams, and will help to drive the development of our research protocols and surveys. You should love solving problems, working collaboratively, and working in research.</text:p>
          </table:table-cell>
          <table:table-cell office:value-type="string" calcext:value-type="string">
            <text:p>AllStripes Research</text:p>
          </table:table-cell>
          <table:table-cell office:value-type="float" office:value="5" calcext:value-type="float">
            <text:p>5</text:p>
          </table:table-cell>
          <table:table-cell office:value-type="string" calcext:value-type="string">
            <text:p>San Francisco, CA</text:p>
          </table:table-cell>
          <table:table-cell office:value-type="string" calcext:value-type="string">
            <text:p>1 to 50 Employees</text:p>
          </table:table-cell>
          <table:table-cell office:value-type="float" office:value="2017" calcext:value-type="float">
            <text:p>2017</text:p>
          </table:table-cell>
          <table:table-cell office:value-type="string" calcext:value-type="string">
            <text:p>Company - Private</text:p>
          </table:table-cell>
          <table:table-cell office:value-type="string" calcext:value-type="string">
            <text:p>Health Care Services &amp; Hospitals</text:p>
          </table:table-cell>
          <table:table-cell office:value-type="string" calcext:value-type="string">
            <text:p>Health Care</text:p>
          </table:table-cell>
          <table:table-cell office:value-type="string" calcext:value-type="string">
            <text:p>Unknown / Non-Applicable</text:p>
          </table:table-cell>
        </table:table-row>
        <table:table-row table:style-name="ro1">
          <table:table-cell office:value-type="float" office:value="12" calcext:value-type="float">
            <text:p>12</text:p>
          </table:table-cell>
          <table:table-cell office:value-type="string" calcext:value-type="string">
            <text:p>Data Analyst</text:p>
          </table:table-cell>
          <table:table-cell office:value-type="string" calcext:value-type="string">
            <text:p>$61K - $132K (Glassdoor est.)</text:p>
          </table:table-cell>
          <table:table-cell office:value-type="string" calcext:value-type="string">
            <text:p>Data Analyst</text:p>
          </table:table-cell>
          <table:table-cell office:value-type="string" calcext:value-type="string">
            <text:p>Why Work at Rockbot?</text:p>
            <text:p>A fast-paced, rapidly-changing environment where you can make a huge impact every day</text:p>
            <text:p>We enable our employees to do great work, whether that's working autonomously or collaborating in teams</text:p>
            <text:p>Centrally located offices in downtown Oakland, CA, Detroit, MI, and WFH flexibility</text:p>
            <text:p>Open-concept offices fostering amazing teamwork with fully-stocked kitchens</text:p>
            <text:p>Unplug and recharge with our generous flexible time-off policy</text:p>
            <text:p>Amazing benefits including competitive salary, health/life/vision/dental insurance, 401k program, paid holidays, commuter benefits, and monthly phone stipend</text:p>
            <text:p/>
            <text:p>Rockbot is an equal opportunity employer; we believe in creating a community of inclusion and an environment free from discrimination or harassment.</text:p>
          </table:table-cell>
          <table:table-cell office:value-type="string" calcext:value-type="string">
            <text:p>Rockbot</text:p>
          </table:table-cell>
          <table:table-cell office:value-type="float" office:value="5" calcext:value-type="float">
            <text:p>5</text:p>
          </table:table-cell>
          <table:table-cell office:value-type="string" calcext:value-type="string">
            <text:p>Oakland, CA</text:p>
          </table:table-cell>
          <table:table-cell office:value-type="string" calcext:value-type="string">
            <text:p>1 to 50 Employees</text:p>
          </table:table-cell>
          <table:table-cell office:value-type="float" office:value="2010" calcext:value-type="float">
            <text:p>2010</text:p>
          </table:table-cell>
          <table:table-cell office:value-type="string" calcext:value-type="string">
            <text:p>Company - Private</text:p>
          </table:table-cell>
          <table:table-cell office:value-type="string" calcext:value-type="string">
            <text:p>Internet</text:p>
          </table:table-cell>
          <table:table-cell office:value-type="string" calcext:value-type="string">
            <text:p>Information Technology</text:p>
          </table:table-cell>
          <table:table-cell office:value-type="string" calcext:value-type="string">
            <text:p>Unknown / Non-Applicable</text:p>
          </table:table-cell>
        </table:table-row>
        <table:table-row table:style-name="ro1">
          <table:table-cell office:value-type="float" office:value="13" calcext:value-type="float">
            <text:p>13</text:p>
          </table:table-cell>
          <table:table-cell office:value-type="string" calcext:value-type="string">
            <text:p>Data Analyst (Remote)</text:p>
          </table:table-cell>
          <table:table-cell office:value-type="float" office:value="-1" calcext:value-type="float">
            <text:p>-1</text:p>
          </table:table-cell>
          <table:table-cell office:value-type="string" calcext:value-type="string">
            <text:p>Data Analyst</text:p>
          </table:table-cell>
          <table:table-cell office:value-type="string" calcext:value-type="string">
            <text:p>JOB DESCRIPTION</text:p>
            <text:p>Insight Global is seeking a Senior Data Analyst to join our Business Operations and Finance Team. This role will be responsible for ensuring data consistencies between systems, helping to build and architect new reporting dashboards, and providing ad hoc analysis for the organization.</text:p>
            <text:p/>
            <text:p>What you’ll do</text:p>
            <text:p>Support Business Operations teams in analyses including identifying variances in key metrics between systems</text:p>
            <text:p>Develop, design and support Tableau dashboards and reports utilizing all features and capabilities</text:p>
            <text:p/>
            <text:p>o SOQL, Data Loader, Workbench, etc.</text:p>
            <text:p>o Experience w/ Commission plans, sales data, etc.</text:p>
          </table:table-cell>
          <table:table-cell office:value-type="string" calcext:value-type="string">
            <text:p>Insight Global</text:p>
          </table:table-cell>
          <table:table-cell office:value-type="float" office:value="4" calcext:value-type="float">
            <text:p>4</text:p>
          </table:table-cell>
          <table:table-cell office:value-type="string" calcext:value-type="string">
            <text:p>San Francisco, CA</text:p>
          </table:table-cell>
          <table:table-cell office:value-type="string" calcext:value-type="string">
            <text:p>1001 to 5000 Employees</text:p>
          </table:table-cell>
          <table:table-cell office:value-type="float" office:value="2001" calcext:value-type="float">
            <text:p>2001</text:p>
          </table:table-cell>
          <table:table-cell office:value-type="string" calcext:value-type="string">
            <text:p>Company - Private</text:p>
          </table:table-cell>
          <table:table-cell office:value-type="string" calcext:value-type="string">
            <text:p>Staffing &amp; Outsourcing</text:p>
          </table:table-cell>
          <table:table-cell office:value-type="string" calcext:value-type="string">
            <text:p>Business Services</text:p>
          </table:table-cell>
          <table:table-cell office:value-type="string" calcext:value-type="string">
            <text:p>$1 to $2 billion (USD)</text:p>
          </table:table-cell>
        </table:table-row>
        <table:table-row table:style-name="ro1">
          <table:table-cell office:value-type="float" office:value="14" calcext:value-type="float">
            <text:p>14</text:p>
          </table:table-cell>
          <table:table-cell office:value-type="string" calcext:value-type="string">
            <text:p>Data Analyst</text:p>
          </table:table-cell>
          <table:table-cell office:value-type="string" calcext:value-type="string">
            <text:p>$63K - $125K (Glassdoor est.)</text:p>
          </table:table-cell>
          <table:table-cell office:value-type="string" calcext:value-type="string">
            <text:p>Data Analyst</text:p>
          </table:table-cell>
          <table:table-cell office:value-type="string" calcext:value-type="string">
            <text:p>We are looking for a Data Analytics professionals to join our Analytics Team.This is a unique opportunity for a creative and charismatic individual to lead a key advanced data analytics team for a fast growing Products organization for Gartner. Our mission is to drive increasing business impact by building world class data analytics practices.</text:p>
            <text:p>Required Skills:</text:p>
            <text:p>Bachelor’s degree in Computer Science, Engineering or Information Technology.</text:p>
            <text:p>Minimum of 5 year’s experience in Business Intelligence or Information Management</text:p>
            <text:p>Advanced SQL skills</text:p>
            <text:p>Strong communication skills across all mediums and audience types (technical, business, executive, etc.)</text:p>
          </table:table-cell>
          <table:table-cell office:value-type="string" calcext:value-type="string">
            <text:p>Contus</text:p>
          </table:table-cell>
          <table:table-cell office:value-type="float" office:value="4.2" calcext:value-type="float">
            <text:p>4.2</text:p>
          </table:table-cell>
          <table:table-cell office:value-type="string" calcext:value-type="string">
            <text:p>San Francisco, CA</text:p>
          </table:table-cell>
          <table:table-cell office:value-type="string" calcext:value-type="string">
            <text:p>201 to 500 Employees</text:p>
          </table:table-cell>
          <table:table-cell office:value-type="float" office:value="2008" calcext:value-type="float">
            <text:p>2008</text:p>
          </table:table-cell>
          <table:table-cell office:value-type="string" calcext:value-type="string">
            <text:p>Company - Private</text:p>
          </table:table-cell>
          <table:table-cell office:value-type="string" calcext:value-type="string">
            <text:p>Enterprise Software &amp; Network Solutions</text:p>
          </table:table-cell>
          <table:table-cell office:value-type="string" calcext:value-type="string">
            <text:p>Information Technology</text:p>
          </table:table-cell>
          <table:table-cell office:value-type="string" calcext:value-type="string">
            <text:p>$10 to $25 million (USD)</text:p>
          </table:table-cell>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language="en" fo:country="US" style:font-name-asian="Microsoft YaHei" style:language-asian="zh" style:country-asian="CN" style:font-name-complex="Lucida San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6-10">00/00/0000</text:date>, <text:time>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6-10T13:21:17.149000000</meta:creation-date>
    <dc:date>2021-06-10T13:22:04.739000000</dc:date>
    <meta:editing-duration>PT47S</meta:editing-duration>
    <meta:editing-cycles>1</meta:editing-cycles>
    <meta:document-statistic meta:table-count="1" meta:cell-count="223" meta:object-count="0"/>
    <meta:generator>LibreOffice/7.0.6.2$Windows_X86_64 LibreOffice_project/144abb84a525d8e30c9dbbefa69cbbf2d8d4ae3b</meta:generator>
  </office:meta>
</office:document-meta>
</file>